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ans1" fo:font-size="12pt" fo:font-weight="bold" officeooo:rsid="000f20a6" officeooo:paragraph-rsid="000f20a6" style:font-size-asian="10.5pt" style:font-weight-asian="bold" style:font-size-complex="12pt" style:font-weight-complex="bold"/>
    </style:style>
    <style:style style:name="P2" style:family="paragraph" style:parent-style-name="Standard" style:list-style-name="L2">
      <style:text-properties style:font-name="FreeSans1" fo:font-size="12pt" fo:font-weight="bold" officeooo:rsid="000f20a6" officeooo:paragraph-rsid="000f20a6" style:font-size-asian="10.5pt" style:font-weight-asian="bold" style:font-size-complex="12pt" style:font-weight-complex="bold"/>
    </style:style>
    <style:style style:name="P3" style:family="paragraph" style:parent-style-name="Standard" style:list-style-name="L2">
      <style:text-properties style:font-name="FreeSans1" fo:font-size="12pt" fo:font-weight="bold" officeooo:rsid="000fbbff" officeooo:paragraph-rsid="000fbbff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FreeSans1" fo:font-size="12pt" fo:font-weight="bold" officeooo:rsid="000fbbff" officeooo:paragraph-rsid="000fbbff" style:font-size-asian="10.5pt" style:font-weight-asian="bold" style:font-size-complex="12pt" style:font-weight-complex="bold"/>
    </style:style>
    <style:style style:name="P5" style:family="paragraph" style:parent-style-name="Standard" style:list-style-name="L4">
      <style:text-properties style:font-name="FreeSans1" fo:font-size="12pt" fo:font-weight="bold" officeooo:rsid="000fbbff" officeooo:paragraph-rsid="000fbbff" style:font-size-asian="10.5pt" style:font-weight-asian="bold" style:font-size-complex="12pt" style:font-weight-complex="bold"/>
    </style:style>
    <style:style style:name="P6" style:family="paragraph" style:parent-style-name="Standard" style:list-style-name="L4">
      <style:text-properties style:font-name="FreeSans1" fo:font-size="12pt" fo:font-weight="bold" officeooo:rsid="0010eab5" officeooo:paragraph-rsid="0010eab5" style:font-size-asian="10.5pt" style:font-weight-asian="bold" style:font-size-complex="12pt" style:font-weight-complex="bold"/>
    </style:style>
    <style:style style:name="P7" style:family="paragraph" style:parent-style-name="Standard" style:list-style-name="L4">
      <style:text-properties style:font-name="FreeSans1" fo:font-size="12pt" fo:font-weight="bold" officeooo:rsid="0010eab5" officeooo:paragraph-rsid="00111754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FreeSans1" fo:font-size="12pt" fo:font-weight="bold" officeooo:rsid="0010eab5" officeooo:paragraph-rsid="0010eab5" style:font-size-asian="10.5pt" style:font-weight-asian="bold" style:font-size-complex="12pt" style:font-weight-complex="bold"/>
    </style:style>
    <style:style style:name="P9" style:family="paragraph" style:parent-style-name="Standard" style:list-style-name="L3">
      <style:text-properties style:font-name="FreeSans1" fo:font-size="12pt" fo:font-weight="normal" officeooo:rsid="000fbbff" officeooo:paragraph-rsid="000fbbff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font-name="FreeSans1" fo:font-size="12pt" fo:font-weight="normal" officeooo:rsid="0010eab5" officeooo:paragraph-rsid="0010eab5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FreeSans1" fo:font-size="15pt" fo:font-weight="bold" officeooo:rsid="000f20a6" officeooo:paragraph-rsid="000f20a6" style:font-size-asian="13.1000003814697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eab5" style:font-weight-asian="normal" style:font-weight-complex="normal"/>
    </style:style>
    <style:style style:name="T3" style:family="text">
      <style:text-properties fo:font-weight="normal" officeooo:rsid="00111754" style:font-weight-asian="normal" style:font-weight-complex="normal"/>
    </style:style>
    <style:style style:name="T4" style:family="text">
      <style:text-properties officeooo:rsid="001117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se case description</text:p>
      <text:list xml:id="list1494299618" text:style-name="L2">
        <text:list-item>
          <text:p text:style-name="P2">Name: <text:span text:style-name="T1">book ticket</text:span></text:p>
        </text:list-item>
      </text:list>
      <text:p text:style-name="P1"><text:span text:style-name="T1"/></text:p>
      <text:list xml:id="list234360684704255" text:continue-numbering="true" text:style-name="L2">
        <text:list-item>
          <text:p text:style-name="P2">Actors: <text:span text:style-name="T1">Booking staff / Admin / Manager</text:span></text:p>
        </text:list-item>
      </text:list>
      <text:p text:style-name="P1"><text:span text:style-name="T1"/></text:p>
      <text:list xml:id="list234360251265604" text:continue-numbering="true" text:style-name="L2">
        <text:list-item>
          <text:p text:style-name="P3">Pre-condition: </text:p>
          <text:list>
            <text:list-item>
              <text:p text:style-name="P3"><text:span text:style-name="T1">The show has not started yet</text:span></text:p>
            </text:list-item>
            <text:list-item>
              <text:p text:style-name="P3"><text:span text:style-name="T1">There are available seats</text:span></text:p>
            </text:list-item>
          </text:list>
        </text:list-item>
      </text:list>
      <text:p text:style-name="P4"/>
      <text:list xml:id="list234360885642958" text:continue-numbering="true" text:style-name="L2">
        <text:list-item>
          <text:p text:style-name="P3">Base Path:</text:p>
        </text:list-item>
      </text:list>
      <text:list xml:id="list3926075443" text:style-name="L3">
        <text:list-item>
          <text:list>
            <text:list-item>
              <text:p text:style-name="P10">User checks if there are upcoming shows for the desired film</text:p>
            </text:list-item>
            <text:list-item>
              <text:p text:style-name="P9">User checks if the seat-hall that the customer wants to reserve in is not full</text:p>
            </text:list-item>
            <text:list-item>
              <text:p text:style-name="P9">User fills in booking form</text:p>
            </text:list-item>
            <text:list-item>
              <text:p text:style-name="P9">User checks if the customer wants to proceed after showing the price</text:p>
            </text:list-item>
            <text:list-item>
              <text:p text:style-name="P9">User fills in check out information</text:p>
            </text:list-item>
            <text:list-item>
              <text:p text:style-name="P9">System generates booking reference, ticket and receipt</text:p>
            </text:list-item>
          </text:list>
        </text:list-item>
      </text:list>
      <text:p text:style-name="P4"/>
      <text:list xml:id="list310474261" text:style-name="L4">
        <text:list-item>
          <text:p text:style-name="P5">Post-condition: <text:span text:style-name="T1">System updates availbale seats</text:span></text:p>
        </text:list-item>
      </text:list>
      <text:p text:style-name="P4"/>
      <text:list xml:id="list234360855196178" text:continue-numbering="true" text:style-name="L4">
        <text:list-item>
          <text:p text:style-name="P5">Alternative Paths:</text:p>
          <text:list>
            <text:list-item>
              <text:p text:style-name="P7">No upcoming shows for the desired film: <text:span text:style-name="T3">Check with other cinemas or if the customer wants to book a different film </text:span><text:span text:style-name="T1">(might need a different user type)</text:span></text:p>
            </text:list-item>
            <text:list-item>
              <text:p text:style-name="P5">No seats availabe in the desired hall: <text:span text:style-name="T1">check with the customer if they want to reserve in a different hall if available, otherwise check </text:span><text:span text:style-name="T2">availability for other shows or in nearby cinemas (might need a different user type)</text:span></text:p>
            </text:list-item>
            <text:list-item>
              <text:p text:style-name="P6">Customer no longer wants to reserve: <text:span text:style-name="T1">stop at step 3</text:span></text:p>
            </text:list-item>
          </text:list>
        </text:list-item>
      </text:list>
      <text:p text:style-name="P8"/>
      <text:list xml:id="list234361629028812" text:continue-numbering="true" text:style-name="L4">
        <text:list-item>
          <text:p text:style-name="P6">Special Requirements:<text:span text:style-name="T1"> if the user wants to book at a different cinema then booking staff can not do that, should be either an admin or manage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22:57:51.605370620</meta:creation-date>
    <dc:date>2022-11-02T23:43:58.630552063</dc:date>
    <meta:editing-duration>PT1M34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19" meta:word-count="208" meta:character-count="1126" meta:non-whitespace-character-count="954"/>
  </office:meta>
</office:document-meta>
</file>